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e which defines "game data" should be separate files, and stored in subfolder quest/. No classes here should be Q_OBJECT classes.</text:p>
      <text:p text:style-name="Standard"/>
      <text:p text:style-name="Standard">Code which is not specific to APIs, graphics, etc, but entirely specific to the RPG engine, should be stored in rpg/ (potentially we can make use of this in future non-Qt projects). No classes here should be Q_OBJECT classes.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6M57S</meta:editing-duration>
    <meta:editing-cycles>6</meta:editing-cycles>
    <meta:generator>OpenOffice.org/3.3$Win32 OpenOffice.org_project/330m20$Build-9567</meta:generator>
    <dc:date>2012-02-12T23:42:55.88</dc:date>
    <dc:creator>mark </dc:creator>
    <meta:document-statistic meta:table-count="0" meta:image-count="0" meta:object-count="0" meta:page-count="1" meta:paragraph-count="2" meta:word-count="60" meta:character-count="357"/>
    <meta:user-defined meta:name="Info 1"/>
    <meta:user-defined meta:name="Info 2"/>
    <meta:user-defined meta:name="Info 3"/>
    <meta:user-defined meta:name="Info 4"/>
  </office:meta>
</office:document-meta>
</file>